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2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PANTI CHOQUE ALEX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ANTI CHOQUE ALEX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2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ANTI CHOQUE ALEX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AMARRA CLAYSEN, WIMBER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2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2671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1T23:01:0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